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1" fo:font-size="16pt" fo:font-weight="bold" officeooo:rsid="0006d403" officeooo:paragraph-rsid="0006d403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00%"/>
      <style:text-properties style:font-name="Times New Roman1" fo:font-size="16pt" fo:font-weight="bold" officeooo:rsid="0005b0a0" officeooo:paragraph-rsid="0005b0a0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0%"/>
      <style:text-properties style:font-name="Times New Roman1" fo:font-size="16pt" fo:font-weight="bold" officeooo:rsid="000f6457" officeooo:paragraph-rsid="000f6457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00%"/>
      <style:text-properties style:font-name="Times New Roman1" fo:font-size="16pt" officeooo:rsid="000f6457" officeooo:paragraph-rsid="000f6457" style:font-size-asian="16pt" style:font-size-complex="16pt"/>
    </style:style>
    <style:style style:name="P5" style:family="paragraph" style:parent-style-name="Standard">
      <style:paragraph-properties fo:line-height="100%"/>
      <style:text-properties style:font-name="Times New Roman1" fo:font-size="14pt" officeooo:rsid="0005b0a0" officeooo:paragraph-rsid="0005b0a0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1" fo:font-size="14pt" officeooo:rsid="0005b0a0" officeooo:paragraph-rsid="0009cf29" style:font-size-asian="14pt" style:font-size-complex="14pt"/>
    </style:style>
    <style:style style:name="P7" style:family="paragraph" style:parent-style-name="Standard">
      <style:paragraph-properties fo:line-height="100%"/>
      <style:text-properties style:font-name="Times New Roman1" fo:font-size="14pt" officeooo:rsid="0005b0a0" officeooo:paragraph-rsid="000c63b0" style:font-size-asian="14pt" style:font-size-complex="14pt"/>
    </style:style>
    <style:style style:name="P8" style:family="paragraph" style:parent-style-name="Standard">
      <style:paragraph-properties fo:line-height="100%"/>
      <style:text-properties style:font-name="Times New Roman1" fo:font-size="14pt" officeooo:rsid="0006d403" officeooo:paragraph-rsid="0006d403" style:font-size-asian="14pt" style:font-size-complex="14pt"/>
    </style:style>
    <style:style style:name="P9" style:family="paragraph" style:parent-style-name="Standard">
      <style:paragraph-properties fo:line-height="100%"/>
      <style:text-properties style:font-name="Times New Roman1" fo:font-size="14pt" officeooo:rsid="0006d403" officeooo:paragraph-rsid="000c63b0" style:font-size-asian="14pt" style:font-size-complex="14pt"/>
    </style:style>
    <style:style style:name="P10" style:family="paragraph" style:parent-style-name="Standard">
      <style:paragraph-properties fo:line-height="100%"/>
      <style:text-properties style:font-name="Times New Roman1" fo:font-size="14pt" officeooo:rsid="0006d403" officeooo:paragraph-rsid="001182fc" style:font-size-asian="14pt" style:font-size-complex="14pt"/>
    </style:style>
    <style:style style:name="P11" style:family="paragraph" style:parent-style-name="Standard">
      <style:paragraph-properties fo:line-height="100%"/>
      <style:text-properties style:font-name="Times New Roman1" fo:font-size="14pt" officeooo:rsid="000c63b0" officeooo:paragraph-rsid="000c63b0" style:font-size-asian="14pt" style:font-size-complex="14pt"/>
    </style:style>
    <style:style style:name="P12" style:family="paragraph" style:parent-style-name="Standard">
      <style:paragraph-properties fo:line-height="100%"/>
      <style:text-properties style:font-name="Times New Roman1" fo:font-size="14pt" officeooo:rsid="001182fc" officeooo:paragraph-rsid="001182fc" style:font-size-asian="14pt" style:font-size-complex="14pt"/>
    </style:style>
    <style:style style:name="P13" style:family="paragraph" style:parent-style-name="Standard">
      <style:paragraph-properties fo:line-height="100%"/>
      <style:text-properties style:font-name="Times New Roman1" fo:font-size="14pt" officeooo:rsid="00083d6a" officeooo:paragraph-rsid="00083d6a" style:font-size-asian="14pt" style:font-size-complex="14pt"/>
    </style:style>
    <style:style style:name="P14" style:family="paragraph" style:parent-style-name="Standard">
      <style:paragraph-properties fo:line-height="100%"/>
      <style:text-properties style:font-name="Times New Roman1" fo:font-size="14pt" officeooo:rsid="000f6457" officeooo:paragraph-rsid="000f6457" style:font-size-asian="14pt" style:font-size-complex="14pt"/>
    </style:style>
    <style:style style:name="P15" style:family="paragraph" style:parent-style-name="Standard">
      <style:paragraph-properties fo:line-height="100%"/>
      <style:text-properties style:font-name="Times New Roman1" fo:font-size="14pt" officeooo:rsid="00100eb9" officeooo:paragraph-rsid="00100eb9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Times New Roman1" fo:font-size="14pt" officeooo:rsid="00115693" officeooo:paragraph-rsid="00115693" style:font-size-asian="14pt" style:font-size-complex="14pt"/>
    </style:style>
    <style:style style:name="P17" style:family="paragraph" style:parent-style-name="Standard">
      <style:paragraph-properties fo:line-height="100%"/>
      <style:text-properties style:font-name="Times New Roman1" fo:font-size="14pt" officeooo:rsid="00129188" officeooo:paragraph-rsid="00129188" style:font-size-asian="14pt" style:font-size-complex="14pt"/>
    </style:style>
    <style:style style:name="P18" style:family="paragraph" style:parent-style-name="Standard">
      <style:paragraph-properties fo:line-height="100%"/>
      <style:text-properties style:font-name="Times New Roman1" fo:font-size="14pt" officeooo:rsid="00129188" officeooo:paragraph-rsid="001de890" style:font-size-asian="14pt" style:font-size-complex="14pt"/>
    </style:style>
    <style:style style:name="P19" style:family="paragraph" style:parent-style-name="Standard">
      <style:paragraph-properties fo:line-height="100%"/>
      <style:text-properties style:font-name="Times New Roman1" officeooo:rsid="0006d403" officeooo:paragraph-rsid="0006d403"/>
    </style:style>
    <style:style style:name="P20" style:family="paragraph" style:parent-style-name="Standard">
      <style:paragraph-properties fo:line-height="100%"/>
      <style:text-properties style:font-name="Times New Roman1" officeooo:rsid="00083d6a" officeooo:paragraph-rsid="00083d6a"/>
    </style:style>
    <style:style style:name="P21" style:family="paragraph" style:parent-style-name="Standard">
      <style:paragraph-properties fo:line-height="100%"/>
      <style:text-properties style:font-name="Times New Roman1" officeooo:paragraph-rsid="0016bb5b"/>
    </style:style>
    <style:style style:name="P22" style:family="paragraph" style:parent-style-name="Standard">
      <style:paragraph-properties fo:line-height="100%"/>
      <style:text-properties style:font-name="Times New Roman1" officeooo:rsid="000f6457" officeooo:paragraph-rsid="000f6457"/>
    </style:style>
    <style:style style:name="P23" style:family="paragraph" style:parent-style-name="Standard">
      <style:paragraph-properties fo:line-height="100%"/>
      <style:text-properties style:font-name="Times New Roman1" officeooo:rsid="00129188" officeooo:paragraph-rsid="00129188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officeooo:paragraph-rsid="00157e8d"/>
    </style:style>
    <style:style style:name="P2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57e8d"/>
    </style:style>
    <style:style style:name="P2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8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57e8d"/>
    </style:style>
    <style:style style:name="P29" style:family="paragraph" style:parent-style-name="Text_20_body">
      <style:paragraph-properties fo:margin-left="0cm" fo:margin-right="0cm" fo:line-height="100%" fo:orphans="2" fo:widows="2" fo:text-indent="0cm" style:auto-text-indent="false"/>
      <style:text-properties style:font-name="F"/>
    </style:style>
    <style:style style:name="P30" style:family="paragraph" style:parent-style-name="Text_20_body">
      <style:paragraph-properties fo:margin-left="0cm" fo:margin-right="0cm" fo:line-height="100%" fo:orphans="2" fo:widows="2" fo:text-indent="0cm" style:auto-text-indent="false"/>
      <style:text-properties style:font-name="Times New Roman1"/>
    </style:style>
    <style:style style:name="P31" style:family="paragraph" style:parent-style-name="Text_20_body">
      <style:paragraph-properties fo:margin-left="0cm" fo:margin-right="0cm" fo:line-height="100%" fo:orphans="2" fo:widows="2" fo:text-indent="0cm" style:auto-text-indent="false"/>
      <style:text-properties style:font-name="Times New Roman1" officeooo:paragraph-rsid="00157e8d"/>
    </style:style>
    <style:style style:name="T1" style:family="text">
      <style:text-properties officeooo:rsid="00083d6a"/>
    </style:style>
    <style:style style:name="T2" style:family="text">
      <style:text-properties officeooo:rsid="0009cf29"/>
    </style:style>
    <style:style style:name="T3" style:family="text">
      <style:text-properties officeooo:rsid="000b7a5e"/>
    </style:style>
    <style:style style:name="T4" style:family="text">
      <style:text-properties officeooo:rsid="000c63b0"/>
    </style:style>
    <style:style style:name="T5" style:family="text">
      <style:text-properties officeooo:rsid="000dbeb2"/>
    </style:style>
    <style:style style:name="T6" style:family="text">
      <style:text-properties officeooo:rsid="00100eb9"/>
    </style:style>
    <style:style style:name="T7" style:family="text">
      <style:text-properties officeooo:rsid="00115693"/>
    </style:style>
    <style:style style:name="T8" style:family="text">
      <style:text-properties officeooo:rsid="001182fc"/>
    </style:style>
    <style:style style:name="T9" style:family="text">
      <style:text-properties officeooo:rsid="0012918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9188" style:font-weight-asian="bold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3" style:family="text">
      <style:text-properties fo:font-variant="normal" fo:text-transform="none" fo:color="#000000" fo:font-size="14pt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5" style:family="text">
      <style:text-properties officeooo:rsid="0005b0a0"/>
    </style:style>
    <style:style style:name="T16" style:family="text">
      <style:text-properties style:font-name="Times New Roman1" fo:font-size="16pt" fo:font-weight="bold" officeooo:rsid="0005b0a0" style:font-size-asian="16pt" style:font-weight-asian="bold" style:font-size-complex="16pt" style:font-weight-complex="bold"/>
    </style:style>
    <style:style style:name="T17" style:family="text">
      <style:text-properties style:font-name="Times New Roman1" officeooo:rsid="0005b0a0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05b0a0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083d6a" style:font-size-asian="16pt" style:font-weight-asian="bold" style:font-size-complex="16pt" style:font-weight-complex="bold"/>
    </style:style>
    <style:style style:name="T22" style:family="text">
      <style:text-properties style:font-name="F" officeooo:rsid="0005b0a0"/>
    </style:style>
    <style:style style:name="T23" style:family="text">
      <style:text-properties officeooo:rsid="0016bb5b"/>
    </style:style>
    <style:style style:name="T24" style:family="text">
      <style:text-properties officeooo:rsid="00179c36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officeooo:rsid="0017bd9b"/>
    </style:style>
    <style:style style:name="T28" style:family="text">
      <style:text-properties officeooo:rsid="0018946c"/>
    </style:style>
    <style:style style:name="T29" style:family="text">
      <style:text-properties officeooo:rsid="0019a1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6">Cadastro de usuários</text:span><text:span text:style-name="T15"><text:line-break/></text:span><text:span text:style-name="T12">- Sumário: Cada usuário novo deve fazer seu próprio cadastro para ter acesso às funcionalidades do smart parking. Este caso de uso cobre o primeiro cadastro que dá acesso ao aplicativo</text:span></text:p>
      <text:p text:style-name="P26">- Atores: Usuário, smartphone</text:p>
      <text:p text:style-name="P26">- Pré-condição: Usuário novo deve ter o app baixado no smartphone. Deve haver conexão com a internet</text:p>
      <text:p text:style-name="P25">- Fluxo:</text:p>
      <text:p text:style-name="P25">i) Usuário novo inicia caso de uso ao abrir o app pela primeira vez</text:p>
      <text:p text:style-name="P25">ii) Sistema exibe tela inicial pedindo informações para cadastro</text:p>
      <text:p text:style-name="P25">iii) Sistema valida os dados inseridos e cadastra novos usuário</text:p>
      <text:p text:style-name="P28"><text:span text:style-name="T12">- Pós-condições: Deve ser mostrada uma tela que confirma o cadastro</text:span><text:span text:style-name="T15"><text:line-break/><text:line-break/></text:span><text:span text:style-name="T16">Cadastro de veículos</text:span><text:span text:style-name="T17"><text:line-break/>-</text:span><text:span text:style-name="T14">- Sumário: Este caso de uso cobre a funcionalidade que permite ao usuário cadastrar seus veículos no aplicativo. O cadastro do veículo fornece informações úteis que permitem ao sistema ter mais confiança em seus cálculos, principalmente com o uso do sensor</text:span></text:p>
      <text:p text:style-name="P27">- Atores: Veículo, usuário, smartphone</text:p>
      <text:p text:style-name="P27">- Pré-condições:</text:p>
      <text:p text:style-name="P27">i) Usuário deve estar logado</text:p>
      <text:p text:style-name="P27">ii) Deve haver conexão com a internet</text:p>
      <text:p text:style-name="P27">- Fluxo:</text:p>
      <text:p text:style-name="P27">i) Usuário inicia caso de uso</text:p>
      <text:p text:style-name="P27">ii) Sistema exibe tela para coleta de informações do veículo</text:p>
      <text:p text:style-name="P27">iii) Sistema valida as informações junto ao sistema do Detran e cadastra o novo veículo</text:p>
      <text:p text:style-name="P30"><text:span text:style-name="T13">- Pós-condição: Deve ser mostrada uma tela que confirma o cadastro</text:span></text:p>
      <text:p text:style-name="P31"><text:span text:style-name="T20">Identificação de uso de vagas</text:span><text:span text:style-name="T15"><text:line-break/></text:span><text:span text:style-name="T13">- Sumário: A funcionalidade mais relevante à principal feature do sistema. Este caso de uso serve para dar as variáveis que o sistema necessita para fazer o cálculo de probabilidade de vaga sem uso.</text:span></text:p>
      <text:p text:style-name="P27">- Atores: Sensor, usuário, smartphone</text:p>
      <text:p text:style-name="P27">- Pré-condições: Usuário deve estar logado. Deve haver conexão com a internet</text:p>
      <text:p text:style-name="P27">- Fluxo:</text:p>
      <text:p text:style-name="P27"><text:soft-page-break/>i) No caso de falta de sensor, o usuário deverá informar voluntariamente o uso da vaga. A veracidade da informação pode ser checada verificando a proximidade do GPS à vaga dada como ocupada, além da existência de um veículo cadastrado no app</text:p>
      <text:p text:style-name="P27">ii) Caso haja o sensor, este deve simplesmente informar ao sistema a vaga ocupada</text:p>
      <text:p text:style-name="P27">iii) Sistema recebe a informação e marca a vaga como ocupada (em caso de incerteza da informação ser confiável, apenas atualizar o cálculo de probabilidade de vacância da vaga</text:p>
      <text:p text:style-name="P29"><text:span text:style-name="T14">- Pós-condições: Nenhuma</text:span><text:span text:style-name="T17"><text:line-break/></text:span><text:span text:style-name="T15"><text:line-break/></text:span><text:span text:style-name="T16">Cadastro de meio de pagamento</text:span><text:span text:style-name="T15"><text:line-break/></text:span><text:span text:style-name="T14">- Sumário: Este caso de uso cobre a necessidade de cadastrar meios de pagamento digitais. Necessário para o caso de uso "Compra antecipada de créditos"</text:span></text:p>
      <text:p text:style-name="P27">- Atores: Usuário, smartphone, sistema do banco</text:p>
      <text:p text:style-name="P27">- Pré-condições: Usuário deve estar logado. Deve haver conexão com a internet</text:p>
      <text:p text:style-name="P27">- Fluxo:</text:p>
      <text:p text:style-name="P27">i) Usuário inicia caso de uso (ao tentar fazer um pagamento pela primeira vez, o caso de uso é automaticamente iniciado caso não haja nenhum meio de pagamento cadastrado)</text:p>
      <text:p text:style-name="P27">ii) Usuário seleciona tipo de meio de pagamento (paypal, cartão, etc)</text:p>
      <text:p text:style-name="P27">iii) Sistema mostra tela para coleta dos dados para cadastro</text:p>
      <text:p text:style-name="P27">iv) Sistema valida os dados junto ao sistema do banco e cadastra o meio de pagamento</text:p>
      <text:p text:style-name="P30"><text:span text:style-name="T13">- Pós-condições: Deve ser mostrada uma tela confirmando o cadastro</text:span><text:span text:style-name="T22"><text:line-break/><text:line-break/></text:span><text:span text:style-name="T20">Compra antecipada de créditos</text:span><text:span text:style-name="T15"><text:line-break/></text:span><text:span text:style-name="T13">- Sumário: A compra antecipada de créditos, coberta por este caso de uso, não é vital para o sistema, mas é uma feature conveniente que incentiva o uso do aplicativo no lugar dos meios tradicionais</text:span></text:p>
      <text:p text:style-name="P27">- Atores: Usuário, smartphone, sistema do banco</text:p>
      <text:p text:style-name="P27">- Pré-condições: Usuário precisa estar logado e ter algum meio de pagamento cadastrado. Deve haver conexão com a internet</text:p>
      <text:p text:style-name="P27">- Fluxo:</text:p>
      <text:p text:style-name="P27">i) Usuário inicia o caso de uso</text:p>
      <text:p text:style-name="P27">ii) Sistema exibe uma tela pedindo meio de pagamento (mostrar todas as opções cadastradas) e quantidade desejada</text:p>
      <text:p text:style-name="P27">iii) Sistema valida pagamento junto ao sistema do banco e altera o saldo do usuário caso validado</text:p>
      <text:p text:style-name="P27"><text:soft-page-break/>iv) Sistema envia comprovante do pagamento para o usuário</text:p>
      <text:p text:style-name="P30"><text:span text:style-name="T13">- Pós-condições: Deve ser mostrada uma tela confirmando a compra</text:span></text:p>
      <text:p text:style-name="P2"><text:span text:style-name="T23">Emissão do r</text:span>elatório do uso de vagas</text:p>
      <text:p text:style-name="P5">-<text:span text:style-name="T3">Sumário: O caso de uso demonstra a emissão de um relatório a pedido do Detran para manter controle das vagas e poder predizer a ocupação de cada.</text:span></text:p>
      <text:p text:style-name="P5">-Atores: Sistema do Detran</text:p>
      <text:p text:style-name="P5">-Pré-condições: haver um banco de dados armazenando as movimentações</text:p>
      <text:p text:style-name="P6">-Fluxo básico:</text:p>
      <text:p text:style-name="P6"><text:span text:style-name="T2">i) </text:span>Sistema exibe tela pedindo a região, o horário e o(s) dia(s) da semana requeridos.</text:p>
      <text:p text:style-name="P6"><text:span text:style-name="T2">ii) </text:span>Usuário do sistema do Detran informa os valores requeridos.</text:p>
      <text:p text:style-name="P6"><text:span text:style-name="T2">iii) </text:span>Sistema recupera os registros das vagas ocupadas com base nos requerimentos.</text:p>
      <text:p text:style-name="P6"><text:span text:style-name="T2">iv) </text:span>Sistema exibe tela com os registros pedidos.</text:p>
      <text:p text:style-name="P6"><text:span text:style-name="T2">v) </text:span>Sistema exibe a opção de impressão ou compartilhamento do relatório.</text:p>
      <text:p text:style-name="P5">-Pós condições: nenhuma</text:p>
      <text:p text:style-name="P19"/>
      <text:p text:style-name="P1"><text:span text:style-name="T23">Emissão do r</text:span>elatório da movimentação diária de um agente de trânsito</text:p>
      <text:p text:style-name="P7">-<text:span text:style-name="T3">Sumário: O caso de uso demonstra a emissão de um relatório a pedido do Detran para manter controle dos seus agentes e de sua movimentação.</text:span></text:p>
      <text:p text:style-name="P8">-Atores: Agente de Trânsito, <text:span text:style-name="T29">Sistema do Detran</text:span></text:p>
      <text:p text:style-name="P8">-Pré-condições: agente deve estar cadastrado no sistema, <text:span text:style-name="T24">banco de dados</text:span></text:p>
      <text:p text:style-name="P9">-Fluxo básico:</text:p>
      <text:p text:style-name="P9"><text:span text:style-name="T4">i) </text:span>Sistema exibe tela pedindo número do agente de trânsito em questão.</text:p>
      <text:p text:style-name="P11">ii) Usuário do sistema do Detran informa os valores requeridos.</text:p>
      <text:p text:style-name="P11">iii) Sistema recupera o registro movimentação do agente.</text:p>
      <text:p text:style-name="P11">iv) Sistema exibe tela com o registro pedido.</text:p>
      <text:p text:style-name="P11">v) Sistema exibe a opção de impressão ou compartilhamento do relatório.</text:p>
      <text:p text:style-name="P8">-Pós condição: nenhuma</text:p>
      <text:p text:style-name="P8"/>
      <text:p text:style-name="P1">Cadastro de agente de trânsito</text:p>
      <text:p text:style-name="P8">-<text:span text:style-name="T5">Sumário: O agente deve se cadastrar para ter acesso aos veículos e a movimentação da rua. Além de poder ser checado pelo Detran.</text:span></text:p>
      <text:p text:style-name="P8">-Atores: Agente de trânsito, Sistema do Detran</text:p>
      <text:p text:style-name="P8">-Pré condições: agente já deve existir no sistema do Detran</text:p>
      <text:p text:style-name="P10">-Fluxo básico:</text:p>
      <text:p text:style-name="P10"><text:span text:style-name="T8">i) </text:span>Um agente de trânsito cadastra suas informações principais no sistema.</text:p>
      <text:p text:style-name="P10"><text:span text:style-name="T8">ii) </text:span>O sistema emite um requerimento de <text:span text:style-name="T1">verificação em relação ao agente de trânsito.</text:span></text:p>
      <text:p text:style-name="P12">iii) Caso o sistema do Detran possua o funcionário, o agente se cadastra no sistema</text:p>
      <text:p text:style-name="P12">iv) Caso não, o caso de uso para.</text:p>
      <text:p text:style-name="P13">Pós condição: nenhuma</text:p>
      <text:p text:style-name="P20"/>
      <text:p text:style-name="P20"/>
      <text:p text:style-name="P21"><text:span text:style-name="T21"/></text:p>
      <text:p text:style-name="P21"><text:soft-page-break/><text:span text:style-name="T21">Informar tempo de vaga próximo ao término</text:span><text:span text:style-name="T1"><text:line-break/></text:span><text:span text:style-name="T13">- Sumário: Este caso de uso detalha o processo que envia a notificação que avisa ao usuário que o tempo de uso da vaga está chegando ao fim. Feature simples e não-essencial;</text:span></text:p>
      <text:p text:style-name="P27">- Atores: Smartphone, sensor, usuário</text:p>
      <text:p text:style-name="P27">- Pré-condições:</text:p>
      <text:p text:style-name="P27">i) Uso de vaga deve ter sido informado via smartphone ou sensor</text:p>
      <text:p text:style-name="P27">ii) Informações sobre o tempo do rotativo para a vaga usada devem existir no sistema</text:p>
      <text:p text:style-name="P27">- Fluxo:</text:p>
      <text:p text:style-name="P27">i) Caso de uso é iniciado quando usuário informa uso de vaga que possui informação sobre seu tempo máximo permitido. Nesse ponto, um cálculo é feito para decidir o horário de envio da notificação</text:p>
      <text:p text:style-name="P27">ii) O sistema deve enviar uma notificação ao smartphone do usuário quando faltarem 5 minutos para o fim do tempo de uso permitido para a vaga</text:p>
      <text:p text:style-name="P30"><text:span text:style-name="T13">- Pós-condições: Nenhuma</text:span></text:p>
      <text:p text:style-name="P3">Informar que o veículo está quebrando as leis de trânsito</text:p>
      <text:p text:style-name="P14">-Sumário: Tem o fim de controlar de forma mais adequada a movimentação do trânsito e de ajudar na detecção dos que fizerem algo de errado.</text:p>
      <text:p text:style-name="P14">-Atores: Agente de trânsito, <text:span text:style-name="T28">Usuário,Veículo, Sistema do Detran</text:span></text:p>
      <text:p text:style-name="P14">-Pré condições: Agente de trânsito cadastrado, Veículo cadastrado, <text:span text:style-name="T24">mapa de localização</text:span></text:p>
      <text:p text:style-name="P14">-Fluxo básico:</text:p>
      <text:p text:style-name="P14">i) Sistema faz detecção dos veículos ao seu redor</text:p>
      <text:p text:style-name="P14">ii) Caso aconteça de ter um veículo infrator <text:span text:style-name="T24">(parado em lugar para deficiente, acima do limite de velocidade)</text:span>, abre-se uma tela de localização do veículo <text:span text:style-name="T24">(nome da rua e a altura em que está – frente ao prédio 350 por exemplo) </text:span>e <text:span text:style-name="T6">as informações deste (infração, nome do usuário, número da carteira, placa do veículo)</text:span></text:p>
      <text:p text:style-name="P15">iii) <text:span text:style-name="T7">Após a verificação da infração, agente de trânsito informa ao sistema do Detran sobre a Infração.</text:span></text:p>
      <text:p text:style-name="P14">-<text:span text:style-name="T7">Pós condição: nenhuma</text:span></text:p>
      <text:p text:style-name="P22"/>
      <text:p text:style-name="P3">Adquirir sensor de veículo</text:p>
      <text:p text:style-name="P14">-<text:span text:style-name="T7">Sumário: Sensor do veículo é opcional, mas caso adquirido ajuda a detecção de vagas pelo mesmo</text:span></text:p>
      <text:p text:style-name="P14">- <text:span text:style-name="T7">Atores: Veículo, Usuário</text:span></text:p>
      <text:p text:style-name="P14">-<text:span text:style-name="T7">Pré condições: Veículo cadastrado, Usuário cadastrado</text:span></text:p>
      <text:p text:style-name="P14">-<text:span text:style-name="T7">Fluxo básico:</text:span></text:p>
      <text:p text:style-name="P16">i) Usuário alerta o sistema da compra do sensor</text:p>
      <text:p text:style-name="P16">ii) Sistema procura sensores ao seu redor</text:p>
      <text:p text:style-name="P16">iii) Sistema exibe tela com os sensores encontrados</text:p>
      <text:p text:style-name="P16">iii) Usuário seleciona o seu sensor</text:p>
      <text:p text:style-name="P16"><text:soft-page-break/>iv) Sensor é integrado ao sistema e substitui <text:span text:style-name="T9">o uso do smartphone e da localização</text:span></text:p>
      <text:p text:style-name="P16">-<text:span text:style-name="T9">Pós condição: Procurar vagas rapidamente</text:span></text:p>
      <text:p text:style-name="P22"/>
      <text:p text:style-name="P4"><text:span text:style-name="T10">Impedir </text:span><text:span text:style-name="T11">re</text:span><text:span text:style-name="T10">uso da mesma vaga por um veículo </text:span><text:span text:style-name="T11">no mesmo dia</text:span> </text:p>
      <text:p text:style-name="P14">-<text:span text:style-name="T9">Sumário: Impedir que o mesmo usuário utilize a mesma vaga mais de uma vez no mesmo dia, a fim de dar igual oportunidade para outros usuários</text:span></text:p>
      <text:p text:style-name="P14">-<text:span text:style-name="T9">Atores: Veículo, Vaga, Usuário</text:span></text:p>
      <text:p text:style-name="P14">-<text:span text:style-name="T9">Pré condições: Vaga cadastrada, Veículo cadastrado</text:span></text:p>
      <text:p text:style-name="P14">-<text:span text:style-name="T9">Fluxo básico:</text:span></text:p>
      <text:p text:style-name="P17">i) Sistema notifica o usuário do término do uso da vaga</text:p>
      <text:p text:style-name="P17">ii) Sistema exclui a vaga temporariamente <text:span text:style-name="T27">(24h)</text:span></text:p>
      <text:p text:style-name="P17">iii) Usuário não consegue utilizar a mesma vaga novamente</text:p>
      <text:p text:style-name="P17">-Pós condições: controle do uso da vaga</text:p>
      <text:p text:style-name="P17"/>
      <text:p text:style-name="P18"><text:span text:style-name="T19">Consultar ocupações por horários</text:span><text:line-break/>- Sumário: O Usuário consultará no aplicativo<text:line-break/>as ocupações das vagas em sua região indicando o<text:line-break/>período ou o horário que cada vaga deverá estar ocupada<text:line-break/>- Atores: Usuário<text:line-break/>- Pré-condições: Ter efetuado o cadastro<text:line-break/>- Fluxo:<text:line-break/>i) Terá uma tela em que o usuário digitará o horário que ele deseja verificar<text:line-break/>ii) De acordo com a localização do usuário o sistema irá mostrar todas as ocupações</text:p>
      <text:p text:style-name="P18"/>
      <text:p text:style-name="P18"><text:span text:style-name="T19">Detalhamento do histórico do uso do sistema</text:span><text:line-break/>- Sumário: Opção que o usuário terá para verificar o histórico<text:line-break/>de atividades realizadas por ele<text:line-break/>- Atores: Usuário<text:line-break/>- Pré-condições: Ter alguma atividade realizada pelo sistema<text:line-break/>- Fluxo:<text:line-break/>i) O Sistema fornecerá uma tela onde o usuário poderá verificar suas atividades<text:line-break/>ii) Terá filtros na qual o usuário extrairá informações mais precisas<text:line-break/>iii) Caso o usuário deseje, ele poderá marcar qualquer atividade que ele desejar<text:line-break/>para que ele não tenha que procurar novamente no histórico<text:line-break/>- Pós-condições: Não se aplica</text:p>
      <text:p text:style-name="P23"/>
      <text:p text:style-name="P23"><text:span text:style-name="T19">Realizar pagamento do uso da vaga</text:span><text:line-break/><text:span text:style-name="T25">- Sumário: Após o uso da vaga o sistema de banco deverá<text:line-break/>realizar automaticamente o pagamento pelo o uso<text:line-break/>- Atores: Sistema de Banco<text:line-break/>- Pré-condições: Ter utilizado alguma vaga, Cartão de crédito cadastrado<text:line-break/>- Fluxo:<text:line-break/>i) Após o uso da vaga, o sistema mostrará uma tela<text:line-break/>em que apresenta ao usuário o valor calculado<text:line-break/></text:span><text:soft-page-break/><text:span text:style-name="T25">ii) O usuário terá a opção de aprovar valor cobrado<text:line-break/>iii) Após aprovação do usuário o valor será descontado pelo sistema de banco,<text:line-break/>- Pós-condições: Vaga liberada para ser novamente utilizada</text:span></text:p>
      <text:p text:style-name="P23"><text:span text:style-name="T25"/></text:p>
      <text:p text:style-name="P23"><text:span text:style-name="T19">Receber recomendação de vaga</text:span><text:span text:style-name="T25"><text:line-break/>- Sumário: Se torna uma forma de conseguir utilizar<text:line-break/>uma vaga segura, onde pessoas recomendam para outras<text:line-break/>locais e vagas, o que faz aumentar a confiança da pessoa<text:line-break/>em utilizar esta vaga<text:line-break/>- Atores: Veículo<text:line-break/>- Pré-condições: Ter efetuado o cadastro do veículo e do usuário<text:line-break/>- Fluxo:<text:line-break/>i) O Sistema terá uma tela em que o usuário poderá ver as opções de<text:line-break/>recomendações de vaga<text:line-break/>ii) Junto a recomendação o sistema abrira uma sub-tela em que<text:line-break/>deverá mostrar informações detalhadas da vaga<text:line-break/>iii) E terá a opção de verificar se a vaga está disponível para uso<text:line-break/>no momento em que o usuário está utilizando o sistema<text:line-break/>- Pós-condições: Não se aplica<text:line-break/></text:span></text:p>
      <text:p text:style-name="P23"><text:span text:style-name="T19">Registrar fim de uso da vaga</text:span><text:span text:style-name="T25"><text:line-break/>- Sumário: Após o uso da vaga, ao terminar o limite para uso<text:line-break/>o sensor detecta e registra o fim do uso da vaga<text:line-break/>- Atores: Sensor,Smartphone<text:line-break/>- Pré-condições: Ter registrado o inicio do uso da vaga<text:line-break/>- Fluxo:<text:line-break/>i) O sistema verificará se o pagamento do motorista foi aprovado<text:line-break/>ii) O Sistema verificará se o lugar da vaga foi desocupado<text:line-break/>iii) O Sistema deverá lançar nas opções de vaga a vaga que foi<text:line-break/>desocupada<text:line-break/>- Pós-condições: A vaga estar livre para uso</text:span></text:p>
      <text:p text:style-name="P23"><text:span text:style-name="T25"/></text:p>
      <text:p text:style-name="P23"><text:span text:style-name="T19">Relatório perfis dos usuários</text:span><text:span text:style-name="T25"><text:line-break/>- Sumário: O sistema do Detran terá um relatório<text:line-break/>com os perfis dos usuários contento todas as informações<text:line-break/>relacionadas aos próprios usuário e aos seus respectivos veículos<text:line-break/>- Atores: Sistema Detran<text:line-break/>- Pré-condições: Não se aplica<text:line-break/>- Fluxo:<text:line-break/>i) O Sistema deverá ter uma tela em que se encontra os perfis dos usuários<text:line-break/>ii) Dentro do perfil do usuário terá todas as informações e observações de todas<text:line-break/>as atividades realizadas por este usuário e pelo(s) veículo(s) cadastrados por ele<text:line-break/>iii) O Sistema terá filtro para os perfis dos usuários<text:line-break/>iv) Também terá filtro para se aplicar nas atividades de um determinado usuário e de<text:line-break/></text:span><text:soft-page-break/><text:span text:style-name="T25">um determinado veículo<text:line-break/>- Pós-condições: Não se aplica</text:span></text:p>
      <text:p text:style-name="P23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3:30:50.967000000</meta:creation-date>
    <dc:date>2018-12-02T21:00:15.309000000</dc:date>
    <meta:editing-duration>PT1H40M26S</meta:editing-duration>
    <meta:editing-cycles>7</meta:editing-cycles>
    <meta:generator>LibreOffice/5.4.0.3$Windows_x86 LibreOffice_project/7556cbc6811c9d992f4064ab9287069087d7f62c</meta:generator>
    <meta:document-statistic meta:table-count="0" meta:image-count="0" meta:object-count="0" meta:page-count="7" meta:paragraph-count="117" meta:word-count="1935" meta:character-count="11505" meta:non-whitespace-character-count="9681"/>
  </office:meta>
</office:document-meta>
</file>